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B0000017E51D70AAC13AF1AF5.png" manifest:media-type="image/png"/>
  <manifest:file-entry manifest:full-path="Pictures/100002010000012200000052E73257009751E392.png" manifest:media-type="image/png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Pictures/10000201000001350000012006207E5BC2EDCB56.png" manifest:media-type="image/png"/>
  <manifest:file-entry manifest:full-path="Pictures/100002010000013E000000E243387FA11986B2FF.png" manifest:media-type="image/png"/>
  <manifest:file-entry manifest:full-path="Pictures/10000201000001350000011E5794EB1D0A5476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725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662cm"/>
    </style:style>
    <style:style style:name="gr4" style:family="graphic" style:parent-style-name="standard">
      <style:graphic-properties draw:textarea-horizontal-align="justify" draw:textarea-vertical-align="middle" draw:auto-grow-height="false" fo:min-height="0.801cm" fo:min-width="0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974cm" fo:min-width="3.20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8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577cm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1.974cm" fo:min-width="4.038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88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2.344cm" fo:min-width="4.13cm" fo:wrap-option="no-wrap"/>
    </style:style>
    <style:style style:name="gr12" style:family="graphic" style:parent-style-name="standard">
      <style:graphic-properties draw:fill-color="#ffffd7" draw:textarea-horizontal-align="justify" draw:textarea-vertical-align="middle" draw:auto-grow-height="false" fo:min-height="2.344cm" fo:min-width="4.686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2cm" fo:min-width="5.72cm"/>
    </style:style>
    <style:style style:name="gr15" style:family="graphic">
      <style:graphic-properties style:protect="siz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9pt" style:font-size-asian="11pt" style:font-size-complex="11pt"/>
    </style:style>
    <style:style style:name="T2" style:family="text">
      <style:text-properties fo:font-size="13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N1MM-Logger-ADIF-file-to-JARL-Contest-log-convertorの使い方</text:p>
          </draw:text-box>
        </draw:frame>
        <draw:frame draw:style-name="gr1" draw:text-style-name="P1" draw:layer="layout" svg:width="4cm" svg:height="1.13cm" svg:x="1.1cm" svg:y="10.27cm">
          <draw:image xlink:href="Pictures/100002010000012200000052E73257009751E392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3.22cm" svg:x="1.2cm" svg:y="5.38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7.5cm" svg:y="5.8cm">
          <draw:image xlink:href="Pictures/100002010000013E000000E243387FA11986B2FF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1.85cm" svg:x="8.3cm" svg:y="9.95cm">
          <draw:image xlink:href="Pictures/10000201000001350000011E5794EB1D0A54769F.png" xlink:type="simple" xlink:show="embed" xlink:actuate="onLoad" loext:mime-type="image/png">
            <text:p/>
          </draw:image>
        </draw:frame>
        <draw:frame draw:style-name="gr1" draw:text-style-name="P1" draw:layer="layout" svg:width="2cm" svg:height="1.87cm" svg:x="14cm" svg:y="10cm">
          <draw:image xlink:href="Pictures/10000201000001350000012006207E5BC2EDCB56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14.4cm" svg:y="5.76cm">
          <draw:image xlink:href="Pictures/100002010000013E000000E243387FA11986B2FF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2.84cm" svg:x="20.6cm" svg:y="5.6cm">
          <draw:image xlink:href="Pictures/100002010000013E000000E243387FA11986B2FF.png" xlink:type="simple" xlink:show="embed" xlink:actuate="onLoad" loext:mime-type="image/png">
            <text:p/>
          </draw:image>
        </draw:frame>
        <draw:custom-shape draw:style-name="gr2" draw:text-style-name="P2" draw:layer="layout" svg:width="1.4cm" svg:height="1cm" svg:x="5.7cm" svg:y="6.8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4cm" svg:height="1cm" svg:x="12.2cm" svg:y="6.8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.4cm" svg:height="1cm" svg:x="18.8cm" svg:y="6.6cm">
          <text:p/>
          <draw:enhanced-geometry svg:viewBox="0 0 21600 21600" draw:text-areas="0 ?f0 ?f5 ?f2" draw:type="right-arrow" draw:modifiers="12472.8051391863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cm" svg:height="1.2cm" svg:x="2.6cm" svg:y="8.8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4cm" svg:height="2.4cm" svg:x="0.6cm" svg:y="12.6cm">
          <text:p text:style-name="P2"><text:span text:style-name="T1">python</text:span><text:span text:style-name="T1">のインストール</text:span></text:p>
          <text:p text:style-name="P2"><text:span text:style-name="T1"/></text:p>
          <text:p text:style-name="P2"><text:span text:style-name="T1">https://www.python.org/</text:span></text:p>
          <draw:enhanced-geometry svg:viewBox="0 0 21600 21600" draw:text-areas="800 800 20800 20800" draw:type="round-rectangular-callout" draw:modifiers="5171.90702324419 -9814.91045397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6.323cm" svg:height="0.831cm" svg:x="0.677cm" svg:y="4cm">
          <draw:text-box>
            <text:p><text:span text:style-name="T2">1)python</text:span><text:span text:style-name="T2">のインストール</text:span></text:p>
          </draw:text-box>
        </draw:frame>
        <draw:frame draw:style-name="gr7" draw:text-style-name="P4" draw:layer="layout" svg:width="6.077cm" svg:height="0.831cm" svg:x="6.28cm" svg:y="4.821cm">
          <draw:text-box>
            <text:p><text:span text:style-name="T2">2)</text:span><text:span text:style-name="T2">プログラムのコピー</text:span></text:p>
          </draw:text-box>
        </draw:frame>
        <draw:custom-shape draw:style-name="gr8" draw:text-style-name="P2" draw:layer="layout" svg:width="1cm" svg:height="1.2cm" svg:x="8.9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4.9cm" svg:height="2.4cm" svg:x="6.3cm" svg:y="12.6cm">
          <text:p text:style-name="P2"><text:span text:style-name="T1">Github</text:span><text:span text:style-name="T1">からプログラムを</text:span></text:p>
          <text:p text:style-name="P2"><text:span text:style-name="T1">Download</text:span><text:span text:style-name="T1">し、</text:span></text:p>
          <text:p text:style-name="P2"><text:span text:style-name="T1">任意フォルダにコピー</text:span></text:p>
          <text:p text:style-name="P2"><text:span text:style-name="T1"/></text:p>
          <text:p text:style-name="P2"><text:span text:style-name="T1">https://github.com/JI1FLB</text:span></text:p>
          <draw:enhanced-geometry svg:viewBox="0 0 21600 21600" draw:text-areas="800 800 20800 20800" draw:type="round-rectangular-callout" draw:modifiers="12194.899000204 -12666.7221990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1cm" svg:height="1.2cm" svg:x="17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4.388cm" svg:height="0.831cm" svg:x="13.2cm" svg:y="4cm">
          <draw:text-box>
            <text:p><text:span text:style-name="T2">3)</text:span><text:span text:style-name="T2">ログ作成準備</text:span></text:p>
          </draw:text-box>
        </draw:frame>
        <draw:frame draw:style-name="gr1" draw:text-style-name="P1" draw:layer="layout" svg:width="2cm" svg:height="1.87cm" svg:x="16.8cm" svg:y="10cm">
          <draw:image xlink:href="Pictures/10000201000001350000012006207E5BC2EDCB56.png" xlink:type="simple" xlink:show="embed" xlink:actuate="onLoad" loext:mime-type="image/png">
            <text:p/>
          </draw:image>
        </draw:frame>
        <draw:custom-shape draw:style-name="gr11" draw:text-style-name="P3" draw:layer="layout" svg:width="5cm" svg:height="2.8cm" svg:x="12.2cm" svg:y="12.6cm">
          <text:p text:style-name="P2"><text:span text:style-name="T1">form.txt</text:span><text:span text:style-name="T1">にコンテストの</text:span></text:p>
          <text:p text:style-name="P2"><text:span text:style-name="T1">必要情報を記入</text:span></text:p>
          <text:p text:style-name="P2"><text:span text:style-name="T1"/></text:p>
          <text:p text:style-name="P2"><text:span text:style-name="T1">重要：コールサインは</text:span></text:p>
          <text:p text:style-name="P2"><text:span text:style-name="T1">python</text:span><text:span text:style-name="T1">のプログラムで</text:span></text:p>
          <text:p text:style-name="P2"><text:span text:style-name="T1">使用するので、要注意</text:span></text:p>
          <draw:enhanced-geometry svg:viewBox="0 0 21600 21600" draw:text-areas="800 800 20800 20800" draw:type="round-rectangular-callout" draw:modifiers="8901.73965206959 -11066.0478400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cm" svg:height="2.8cm" svg:x="17.4cm" svg:y="12.4cm">
          <text:p text:style-name="P2"><text:span text:style-name="T1">ADIF</text:span><text:span text:style-name="T1">ファイルのコピー</text:span></text:p>
          <text:p text:style-name="P2"><text:span text:style-name="T1"/></text:p>
          <text:p text:style-name="P2"><text:span text:style-name="T1">N1MM Logger+</text:span><text:span text:style-name="T1">の</text:span><text:span text:style-name="T1">\ExportFiles</text:span></text:p>
          <text:p text:style-name="P2"><text:span text:style-name="T1">に生成された</text:span><text:span text:style-name="T1">Callsign.adi</text:span></text:p>
          <text:p text:style-name="P2"><text:span text:style-name="T1">ファイルをフォルダに</text:span></text:p>
          <text:p text:style-name="P2"><text:span text:style-name="T1">コピー</text:span></text:p>
          <draw:enhanced-geometry svg:viewBox="0 0 21600 21600" draw:text-areas="800 800 20800 20800" draw:type="round-rectangular-callout" draw:modifiers="1753.56928614277 -8089.3966440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1cm" svg:height="1.2cm" svg:x="14.6cm" svg:y="8.6cm">
          <text:p/>
          <draw:enhanced-geometry svg:viewBox="0 0 21600 21600" draw:text-areas="?f0 ?f7 ?f2 21600" draw:type="up-arrow" draw:modifiers="9855.78684429642 6646.1538461538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5.6cm" svg:height="2.8cm" svg:x="20.6cm" svg:y="8.8cm">
          <text:p text:style-name="P2"><text:span text:style-name="T1">Main.py</text:span><text:span text:style-name="T1">をダブルクリックし、</text:span></text:p>
          <text:p text:style-name="P2"><text:span text:style-name="T1">プログラムを起動する。</text:span></text:p>
          <text:p text:style-name="P2"><text:span text:style-name="T1">起動後は、ガイダンスに従い、</text:span></text:p>
          <text:p text:style-name="P2"><text:span text:style-name="T1">必要事項を入力</text:span></text:p>
          <draw:enhanced-geometry svg:viewBox="0 0 21600 21600" draw:text-areas="800 800 20800 20800" draw:type="round-rectangular-callout" draw:modifiers="4504.33851098018 -7773.2238486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4" draw:layer="layout" svg:width="3.262cm" svg:height="0.831cm" svg:x="21.2cm" svg:y="4.369cm">
          <draw:text-box>
            <text:p><text:span text:style-name="T2">4)</text:span><text:span text:style-name="T2">ログ作成</text:span></text:p>
          </draw:text-box>
        </draw:frame>
        <draw:frame draw:style-name="gr14" draw:text-style-name="P4" draw:layer="layout" svg:width="6.22cm" svg:height="2.672cm" svg:x="21.639cm" svg:y="0.786cm">
          <draw:text-box>
            <text:p>2018/09/25</text:p>
            <text:p/>
            <text:p>JI1FLB/田中盛一</text:p>
          </draw:text-box>
        </draw:frame>
        <presentation:notes draw:style-name="dp2">
          <draw:page-thumbnail draw:style-name="gr15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4.735cm" svg:height="1.484cm" svg:x="2.189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159cm" svg:height="1.484cm" svg:x="13.86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4.735cm" svg:height="1.484cm" svg:x="2.189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.042cm" svg:height="1.484cm" svg:x="14.921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056F056E69A258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8:15:01.895000000</meta:creation-date>
    <meta:editing-duration>PT5M55S</meta:editing-duration>
    <meta:editing-cycles>4</meta:editing-cycles>
    <meta:generator>LibreOffice/6.1.0.3$Windows_X86_64 LibreOffice_project/efb621ed25068d70781dc026f7e9c5187a4decd1</meta:generator>
    <dc:title>Bright Blue</dc:title>
    <dc:date>2018-09-28T20:43:34.990000000</dc:date>
    <meta:document-statistic meta:object-count="50"/>
  </office:meta>
</office:document-meta>
</file>